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uting<text:tab/><text:tab/><text:tab/><text:tab/>vs<text:tab/><text:tab/><text:tab/><text:tab/>Forwarding</text:p>
      <text:p text:style-name="Standard"/>
      <text:p text:style-name="Standard">“global”<text:tab/><text:tab/><text:tab/><text:tab/><text:tab/><text:tab/><text:tab/><text:tab/>local action</text:p>
      <text:p text:style-name="Standard"/>
      <text:p text:style-name="Standard">set up the forwarding table<text:tab/><text:tab/><text:tab/><text:tab/><text:tab/><text:tab/>look up the next link in table</text:p>
      <text:p text:style-name="Standard"/>
      <text:p text:style-name="Standard"/>
      <text:p text:style-name="Standard">“Old style” - Virtual Circuits</text:p>
      <text:p text:style-name="Standard"><text:tab/>(ATM – Asynchronous transfer method)</text:p>
      <text:p text:style-name="Standard"/>
      <text:p text:style-name="Standard">Internet – Datagram Service</text:p>
      <text:p text:style-name="Standard"><text:tab/>*Best effort service*</text:p>
      <text:p text:style-name="Standard"/>
      <text:p text:style-name="Standard"/>
      <text:p text:style-name="P2">A <text:span text:style-name="T1">(I want connection1 with D)<text:tab/><text:tab/><text:tab/><text:tab/><text:tab/></text:span>D</text:p>
      <text:p text:style-name="P1"><text:tab/></text:p>
      <text:p text:style-name="P2">B (<text:span text:style-name="T1">I want connection 2 with E) <text:s text:c="5"/>O …............. O …........ O<text:tab/></text:span>E</text:p>
      <text:p text:style-name="P1"/>
      <text:p text:style-name="P2">C<text:span text:style-name="T1"> (I want connection 1 with F)<text:tab/><text:tab/><text:tab/><text:tab/><text:tab/></text:span>F</text:p>
      <text:p text:style-name="P1"><text:span text:style-name="T1"/></text:p>
      <text:p text:style-name="P1"><text:span text:style-name="T1"/></text:p>
      <text:p text:style-name="P1"><text:span text:style-name="T1">Conflict on Connection 1</text:span></text:p>
      <text:p text:style-name="P1"><text:span text:style-name="T1"/></text:p>
      <text:p text:style-name="P1"><text:span text:style-name="T1">Routing table might rename connections to 5, 8, 11, but remembers the old numbers so connections remain active.</text:span></text:p>
      <text:p text:style-name="P1"><text:span text:style-name="T1"/></text:p>
      <text:p text:style-name="P1"><text:span text:style-name="T1">Next router might have the same situation, once again, forwarding table used again, and so-on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IP Datagram:</text:span></text:p>
      <text:p text:style-name="P1"><text:span text:style-name="T1"><text:tab/>Contains header information &gt; Inside that &gt; &gt;TCP Headers &gt; Inside That &gt; &gt; &gt; App Data, etc</text:span></text:p>
      <text:p text:style-name="P1"><text:span text:style-name="T1">Can have more nested data, on and on.</text:span></text:p>
      <text:p text:style-name="P1"><text:span text:style-name="T1"/></text:p>
      <text:p text:style-name="P1"><text:span text:style-name="T1"/></text:p>
      <text:p text:style-name="P1"><text:span text:style-name="T1">CIDR classless interdomain routing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381<text:tab/>ICN<text:tab/>201211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1-06T13:51:38</meta:creation-date>
    <dc:date>2012-11-06T14:33:49</dc:date>
    <dc:creator>Braden Licastro</dc:creator>
    <meta:editing-duration>PT39M9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9" meta:word-count="135" meta:character-count="798" meta:non-whitespace-character-count="646"/>
  </office:meta>
</office:document-meta>
</file>